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pitch="fixed"/>
    <style:font-face style:name="Liberation Mono2" svg:font-family="'Liberation Mono'" style:font-adornments="Regular" style:font-pitch="fixed"/>
    <style:font-face style:name="Liberation Mono" svg:font-family="'Liberation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036cm" fo:min-width="4.58cm"/>
    </style:style>
    <style:style style:name="gr2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textarea-horizontal-align="justify" draw:textarea-vertical-align="middle" draw:auto-grow-height="false" fo:min-height="1.528cm" fo:min-width="4.58cm"/>
    </style:style>
    <style:style style:name="gr4" style:family="graphic" style:parent-style-name="standard">
      <style:graphic-properties draw:textarea-horizontal-align="justify" draw:textarea-vertical-align="middle" draw:auto-grow-height="false" fo:min-height="0.766cm" fo:min-width="3.183cm"/>
    </style:style>
    <style:style style:name="gr5" style:family="graphic" style:parent-style-name="standard">
      <style:graphic-properties draw:textarea-horizontal-align="justify" draw:textarea-vertical-align="middle" draw:auto-grow-height="false" fo:min-height="0.385cm" fo:min-width="3.818cm"/>
    </style:style>
    <style:style style:name="gr6" style:family="graphic" style:parent-style-name="standard">
      <style:graphic-properties draw:textarea-horizontal-align="justify" draw:textarea-vertical-align="middle" draw:auto-grow-height="false" fo:min-height="0.639cm" fo:min-width="8.136cm"/>
    </style:style>
    <style:style style:name="gr7" style:family="graphic" style:parent-style-name="standard">
      <style:graphic-properties draw:textarea-horizontal-align="justify" draw:textarea-vertical-align="middle" draw:auto-grow-height="false" fo:min-height="0.512cm" fo:min-width="1.913cm"/>
    </style:style>
    <style:style style:name="gr8" style:family="graphic" style:parent-style-name="standard">
      <style:graphic-properties draw:textarea-horizontal-align="justify" draw:textarea-vertical-align="middle" draw:auto-grow-height="false" fo:min-height="0.512cm" fo:min-width="2.04cm"/>
    </style:style>
    <style:style style:name="gr9" style:family="graphic" style:parent-style-name="standard">
      <style:graphic-properties draw:textarea-horizontal-align="justify" draw:textarea-vertical-align="middle" draw:auto-grow-height="false" fo:min-height="0.385cm" fo:min-width="14.359cm"/>
    </style:style>
    <style:style style:name="gr10" style:family="graphic" style:parent-style-name="standard">
      <style:graphic-properties draw:textarea-horizontal-align="justify" draw:textarea-vertical-align="middle" draw:auto-grow-height="false" fo:min-height="1.274cm" fo:min-width="5.723cm"/>
    </style:style>
    <style:style style:name="gr11" style:family="graphic" style:parent-style-name="standard">
      <style:graphic-properties draw:textarea-horizontal-align="justify" draw:textarea-vertical-align="middle" draw:auto-grow-height="false" fo:min-height="0.512cm" fo:min-width="1.405cm"/>
    </style:style>
    <style:style style:name="gr12" style:family="graphic" style:parent-style-name="standard">
      <style:graphic-properties draw:textarea-horizontal-align="justify" draw:textarea-vertical-align="middle" draw:auto-grow-height="false" fo:min-height="1.147cm" fo:min-width="2.167cm"/>
    </style:style>
    <style:style style:name="gr13" style:family="graphic" style:parent-style-name="standard">
      <style:graphic-properties draw:textarea-horizontal-align="justify" draw:textarea-vertical-align="middle" draw:auto-grow-height="false" fo:min-height="1.147cm" fo:min-width="2.294cm"/>
    </style:style>
    <style:style style:name="gr14" style:family="graphic" style:parent-style-name="standard">
      <style:graphic-properties draw:textarea-horizontal-align="justify" draw:textarea-vertical-align="middle" draw:auto-grow-height="false" fo:min-height="0.512cm" fo:min-width="4.19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723cm"/>
    </style:style>
    <style:style style:name="gr16" style:family="graphic" style:parent-style-name="standard">
      <style:graphic-properties draw:stroke="none" draw:fill="none" fo:min-height="1.401cm"/>
    </style:style>
    <style:style style:name="gr17" style:family="graphic" style:parent-style-name="objectwithoutfill">
      <style:graphic-properties draw:marker-end="Arrow" draw:fill="none" draw:textarea-vertical-align="middle"/>
    </style:style>
    <style:style style:name="gr18" style:family="graphic" style:parent-style-name="objectwithoutfill">
      <style:graphic-properties draw:marker-start="Arrow" draw:marker-end="Arrow" draw:fill="none" draw:textarea-vertical-align="middle"/>
    </style:style>
    <style:style style:name="gr19" style:family="graphic" style:parent-style-name="objectwithoutfill">
      <style:graphic-properties draw:marker-end="Arrow" draw:fill="none" draw:textarea-horizontal-align="center" draw:textarea-vertical-align="middle"/>
    </style:style>
    <style:style style:name="gr20" style:family="graphic" style:parent-style-name="standard">
      <style:graphic-properties draw:textarea-horizontal-align="justify" draw:textarea-vertical-align="middle" draw:auto-grow-height="false" fo:min-height="1.02cm" fo:min-width="4.453cm"/>
    </style:style>
    <style:style style:name="gr21" style:family="graphic" style:parent-style-name="standard">
      <style:graphic-properties draw:textarea-horizontal-align="justify" draw:textarea-vertical-align="middle" draw:auto-grow-height="false" fo:min-height="1.02cm" fo:min-width="4.58cm"/>
    </style:style>
    <style:style style:name="gr22" style:family="graphic" style:parent-style-name="standard">
      <style:graphic-properties draw:fill="none" draw:textarea-horizontal-align="justify" draw:textarea-vertical-align="middle" draw:auto-grow-height="false" fo:min-height="5.973cm" fo:min-width="6.739cm"/>
    </style:style>
    <style:style style:name="gr23" style:family="graphic" style:parent-style-name="standard">
      <style:graphic-properties draw:textarea-horizontal-align="justify" draw:textarea-vertical-align="middle" draw:auto-grow-height="false" fo:min-height="1.02cm" fo:min-width="2.421cm"/>
    </style:style>
    <style:style style:name="gr24" style:family="graphic" style:parent-style-name="objectwithoutfill">
      <style:graphic-properties draw:fill="none" draw:textarea-vertical-align="middle"/>
    </style:style>
    <style:style style:name="gr25" style:family="graphic" style:parent-style-name="standard">
      <style:graphic-properties draw:textarea-horizontal-align="justify" draw:textarea-vertical-align="middle" draw:auto-grow-height="false" fo:min-height="1.655cm" fo:min-width="3.818cm"/>
    </style:style>
    <style:style style:name="gr26" style:family="graphic" style:parent-style-name="standard">
      <style:graphic-properties draw:textarea-horizontal-align="justify" draw:textarea-vertical-align="middle" draw:auto-grow-height="false" fo:min-height="0.664cm" fo:min-width="1.33cm"/>
    </style:style>
    <style:style style:name="gr27" style:family="graphic" style:parent-style-name="standard">
      <style:graphic-properties draw:textarea-horizontal-align="justify" draw:textarea-vertical-align="middle" draw:auto-grow-height="false" fo:min-height="0.512cm" fo:min-width="5.85cm"/>
    </style:style>
    <style:style style:name="gr28" style:family="graphic" style:parent-style-name="standard">
      <style:graphic-properties draw:fill="none" draw:textarea-horizontal-align="justify" draw:textarea-vertical-align="middle" draw:auto-grow-height="false" fo:min-height="3.306cm" fo:min-width="6.485cm"/>
    </style:style>
    <style:style style:name="gr29" style:family="graphic" style:parent-style-name="standard">
      <style:graphic-properties draw:fill="none" draw:textarea-horizontal-align="justify" draw:textarea-vertical-align="middle" draw:auto-grow-height="false" fo:min-height="3.306cm" fo:min-width="8.644cm"/>
    </style:style>
    <style:style style:name="gr30" style:family="graphic" style:parent-style-name="standard">
      <style:graphic-properties draw:textarea-horizontal-align="justify" draw:textarea-vertical-align="middle" draw:auto-grow-height="false" fo:min-height="1.655cm" fo:min-width="2.548cm"/>
    </style:style>
    <style:style style:name="gr31" style:family="graphic" style:parent-style-name="standard">
      <style:graphic-properties draw:textarea-horizontal-align="justify" draw:textarea-vertical-align="middle" draw:auto-grow-height="false" fo:min-height="0.639cm" fo:min-width="3.437cm"/>
    </style:style>
    <style:style style:name="gr32" style:family="graphic" style:parent-style-name="standard">
      <style:graphic-properties draw:textarea-horizontal-align="justify" draw:textarea-vertical-align="middle" draw:auto-grow-height="false" fo:min-height="0.512cm" fo:min-width="3.81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54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3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8pt" style:font-size-complex="18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 style:font-size-asian="18pt" style:font-size-complex="18pt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08cm" svg:height="2.286cm" draw:transform="rotate (-1.5707963267949) translate (18.907cm 6.969cm)">
          <text:p text:style-name="P1"><text:span text:style-name="T1">fbconsole and</text:span></text:p>
          <text:p text:style-name="P1"><text:span text:style-name="T1">other framebuffer</text:span></text:p>
          <text:p text:style-name="P1"><text:span text:style-name="T1">applications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762cm" svg:y1="13.7cm" svg:x2="19.923cm" svg:y2="13.573cm">
          <text:p/>
        </draw:line>
        <draw:custom-shape draw:style-name="gr3" draw:text-style-name="P2" draw:layer="layout" svg:width="5.08cm" svg:height="1.778cm" svg:x="9.509cm" svg:y="12.557cm">
          <text:p text:style-name="P1"><text:span text:style-name="T1">/dev/dri/card0</text:span></text:p>
          <text:p text:style-name="P1"><text:span text:style-name="T1">/dev/dri/controlD64</text:span></text:p>
          <text:p text:style-name="P1"><text:span text:style-name="T1">/dev/dri/renderD128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683cm" svg:height="1.016cm" svg:x="15.605cm" svg:y="12.938cm">
          <text:p text:style-name="P1"><text:span text:style-name="T1">/dev/fb0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318cm" svg:height="0.635cm" svg:x="2.397cm" svg:y="13.319cm">
          <text:p text:style-name="P1"><text:span text:style-name="T1">/dev/mem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8.636cm" svg:height="0.889cm" svg:x="11.033cm" svg:y="16.621cm">
          <text:p text:style-name="P1"><text:span text:style-name="T1">card-specific DRMv2 driver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413cm" svg:height="0.762cm" svg:x="10.525cm" svg:y="17.891cm">
          <text:p text:style-name="P1"><text:span text:style-name="T1">TTM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54cm" svg:height="0.762cm" svg:x="15.224cm" svg:y="17.891cm">
          <text:p text:style-name="P1"><text:span text:style-name="T1">GEM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4.859cm" svg:height="0.635cm" svg:x="3.032cm" svg:y="19.288cm">
          <text:p text:style-name="P1"><text:span text:style-name="T1">system bus (physical address space)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889cm" svg:y1="22.082cm" svg:x2="19.923cm" svg:y2="21.955cm">
          <text:p/>
        </draw:line>
        <draw:custom-shape draw:style-name="gr10" draw:text-style-name="P2" draw:layer="layout" svg:width="6.223cm" svg:height="1.524cm" svg:x="2.016cm" svg:y="22.717cm">
          <text:p text:style-name="P1"><text:span text:style-name="T1">NUMA Graphics Card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905cm" svg:height="0.762cm" draw:transform="rotate (-1.5707963267949) translate (8.62cm 22.491cm)">
          <text:p text:style-name="P1"><text:span text:style-name="T1">RAM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6.223cm" svg:height="1.524cm" svg:x="12.303cm" svg:y="22.59cm">
          <text:p text:style-name="P1"><text:span text:style-name="T1">UMA Integrated Graphics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.667cm" svg:height="1.397cm" svg:x="5.572cm" svg:y="24.876cm">
          <text:p text:style-name="P1"><text:span text:style-name="T1">display</text:span></text:p>
          <text:p text:style-name="P1"><text:span text:style-name="T1">circuit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.794cm" svg:height="1.397cm" svg:x="11.414cm" svg:y="25.003cm">
          <text:p text:style-name="P1"><text:span text:style-name="T1">display</text:span></text:p>
          <text:p text:style-name="P1"><text:span text:style-name="T1">circuit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.794cm" svg:height="1.397cm" svg:x="1.889cm" svg:y="25.765cm">
          <text:p text:style-name="P1"><text:span text:style-name="T1">screen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.794cm" svg:height="1.397cm" svg:x="15.859cm" svg:y="25.003cm">
          <text:p text:style-name="P1"><text:span text:style-name="T1">screen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4.699cm" svg:height="0.762cm" svg:x="11.033cm" svg:y="15.351cm">
          <text:p text:style-name="P1"><text:span text:style-name="T1">DRM core</text:span></text:p>
          <draw:enhanced-geometry svg:viewBox="0 0 21600 21600" draw:type="rectangle" draw:enhanced-path="M 0 0 L 21600 0 21600 21600 0 21600 0 0 Z N"/>
        </draw:custom-shape>
        <draw:frame draw:style-name="gr15" draw:text-style-name="P1" draw:layer="layout" svg:width="6.223cm" svg:height="1.673cm" svg:x="3.667cm" svg:y="20.177cm">
          <draw:text-box>
            <text:p text:style-name="P1"><text:span text:style-name="T1">PCI controller maps physical</text:span></text:p>
            <text:p text:style-name="P1"><text:span text:style-name="T1">memory accesses to</text:span></text:p>
            <text:p text:style-name="P1"><text:span text:style-name="T1">onboard RAM on card</text:span></text:p>
          </draw:text-box>
        </draw:frame>
        <draw:frame draw:style-name="gr16" draw:text-style-name="P2" draw:layer="layout" svg:width="4.318cm" svg:height="1.673cm" svg:x="14.335cm" svg:y="20.282cm">
          <draw:text-box>
            <text:p text:style-name="P1"><text:span text:style-name="T1">system memory</text:span></text:p>
            <text:p text:style-name="P1"><text:span text:style-name="T1">accessed directly</text:span></text:p>
            <text:p text:style-name="P1"><text:span text:style-name="T1">by GPU</text:span></text:p>
          </draw:text-box>
        </draw:frame>
        <draw:line draw:style-name="gr17" draw:text-style-name="P1" draw:layer="layout" svg:x1="17.764cm" svg:y1="12.049cm" svg:x2="17.764cm" svg:y2="12.938cm">
          <text:p/>
        </draw:line>
        <draw:line draw:style-name="gr18" draw:text-style-name="P1" draw:layer="layout" svg:x1="10.017cm" svg:y1="4.683cm" svg:x2="6.334cm" svg:y2="6.588cm">
          <text:p/>
        </draw:line>
        <draw:polyline draw:style-name="gr19" draw:text-style-name="P1" draw:layer="layout" svg:width="3.301cm" svg:height="4.19cm" svg:x="8.366cm" svg:y="8.366cm" svg:viewBox="0 0 3302 4191" draw:points="0,0 889,0 1016,127 3302,4191">
          <text:p/>
        </draw:polyline>
        <draw:g>
          <draw:custom-shape draw:style-name="gr1" draw:text-style-name="P1" draw:layer="layout" svg:width="5.08cm" svg:height="2.286cm" svg:x="1.635cm" svg:y="6.588cm">
            <text:p text:style-name="P1">xorg server</text:p>
            <draw:enhanced-geometry svg:viewBox="0 0 21600 21600" draw:type="rectangle" draw:enhanced-path="M 0 0 L 21600 0 21600 21600 0 21600 0 0 Z N"/>
          </draw:custom-shape>
          <draw:custom-shape draw:style-name="gr20" draw:text-style-name="P2" draw:layer="layout" svg:width="4.953cm" svg:height="1.27cm" draw:transform="rotate (-1.5707963267949) translate (8.366cm 6.588cm)">
            <text:p text:style-name="P1"><text:span text:style-name="T1">libdrm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" draw:layer="layout" svg:width="5.08cm" svg:height="1.27cm" svg:x="1.635cm" svg:y="10.906cm">
            <text:p text:style-name="P1"><text:span text:style-name="T1">Card-specific</text:span></text:p>
            <text:p text:style-name="P1"><text:span text:style-name="T1">DDX Driver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7.239cm" svg:height="6.223cm" svg:x="1.381cm" svg:y="6.334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2" draw:layer="layout" svg:width="2.921cm" svg:height="1.27cm" svg:x="3.794cm" svg:y="9.382cm">
            <text:p text:style-name="P1"><text:span text:style-name="T1">AIGLX</text:span><text:span text:style-name="T1"><text:line-break/></text:span><text:span text:style-name="T1">(OpenGL)</text:span></text:p>
            <draw:enhanced-geometry svg:viewBox="0 0 21600 21600" draw:type="rectangle" draw:enhanced-path="M 0 0 L 21600 0 21600 21600 0 21600 0 0 Z N"/>
          </draw:custom-shape>
          <draw:line draw:style-name="gr24" draw:text-style-name="P1" draw:layer="layout" svg:x1="2.905cm" svg:y1="8.874cm" svg:x2="2.905cm" svg:y2="10.906cm">
            <text:p/>
          </draw:line>
          <draw:line draw:style-name="gr24" draw:text-style-name="P1" draw:layer="layout" svg:x1="6.715cm" svg:y1="10.271cm" svg:x2="7.096cm" svg:y2="10.271cm">
            <text:p/>
          </draw:line>
          <draw:line draw:style-name="gr24" draw:text-style-name="P1" draw:layer="layout" svg:x1="6.715cm" svg:y1="7.858cm" svg:x2="7.096cm" svg:y2="7.858cm">
            <text:p/>
          </draw:line>
          <draw:line draw:style-name="gr24" draw:text-style-name="P1" draw:layer="layout" svg:x1="5.445cm" svg:y1="9.89cm" svg:x2="5.445cm" svg:y2="10.017cm">
            <text:p/>
          </draw:line>
        </draw:g>
        <draw:line draw:style-name="gr17" draw:text-style-name="P1" draw:layer="layout" svg:x1="4.429cm" svg:y1="12.176cm" svg:x2="4.429cm" svg:y2="13.319cm">
          <text:p/>
        </draw:line>
        <draw:line draw:style-name="gr24" draw:text-style-name="P1" draw:layer="layout" svg:x1="17.764cm" svg:y1="13.954cm" svg:x2="17.764cm" svg:y2="16.621cm">
          <text:p/>
        </draw:line>
        <draw:line draw:style-name="gr24" draw:text-style-name="P1" draw:layer="layout" svg:x1="13.319cm" svg:y1="14.335cm" svg:x2="13.319cm" svg:y2="15.351cm">
          <text:p/>
        </draw:line>
        <draw:line draw:style-name="gr24" draw:text-style-name="P1" draw:layer="layout" svg:x1="13.319cm" svg:y1="16.113cm" svg:x2="13.319cm" svg:y2="16.621cm">
          <text:p/>
        </draw:line>
        <draw:line draw:style-name="gr24" draw:text-style-name="P1" draw:layer="layout" svg:x1="11.922cm" svg:y1="17.51cm" svg:x2="11.922cm" svg:y2="17.891cm">
          <text:p/>
        </draw:line>
        <draw:line draw:style-name="gr24" draw:text-style-name="P1" draw:layer="layout" svg:x1="15.224cm" svg:y1="19.923cm" svg:x2="12.938cm" svg:y2="22.59cm">
          <text:p/>
        </draw:line>
        <draw:line draw:style-name="gr24" draw:text-style-name="P1" draw:layer="layout" svg:x1="5.572cm" svg:y1="25.511cm" svg:x2="4.683cm" svg:y2="26.4cm">
          <text:p/>
        </draw:line>
        <draw:line draw:style-name="gr24" draw:text-style-name="P1" draw:layer="layout" svg:x1="11.922cm" svg:y1="19.923cm" svg:x2="11.922cm" svg:y2="25.003cm">
          <text:p/>
        </draw:line>
        <draw:line draw:style-name="gr24" draw:text-style-name="P1" draw:layer="layout" svg:x1="8.239cm" svg:y1="24.368cm" svg:x2="6.842cm" svg:y2="24.876cm">
          <text:p/>
        </draw:line>
        <draw:line draw:style-name="gr24" draw:text-style-name="P1" draw:layer="layout" svg:x1="14.208cm" svg:y1="25.638cm" svg:x2="15.859cm" svg:y2="25.765cm">
          <text:p/>
        </draw:line>
        <draw:line draw:style-name="gr24" draw:text-style-name="P1" draw:layer="layout" svg:x1="16.367cm" svg:y1="17.51cm" svg:x2="16.367cm" svg:y2="17.891cm">
          <text:p/>
        </draw:line>
        <draw:line draw:style-name="gr24" draw:text-style-name="P1" draw:layer="layout" svg:x1="11.668cm" svg:y1="18.653cm" svg:x2="11.16cm" svg:y2="19.288cm">
          <text:p/>
        </draw:line>
        <draw:line draw:style-name="gr24" draw:text-style-name="P1" draw:layer="layout" svg:x1="16.367cm" svg:y1="18.653cm" svg:x2="15.732cm" svg:y2="19.288cm">
          <text:p/>
        </draw:line>
        <draw:line draw:style-name="gr24" draw:text-style-name="P1" draw:layer="layout" svg:x1="13.573cm" svg:y1="17.51cm" svg:x2="13.573cm" svg:y2="19.288cm">
          <text:p/>
        </draw:line>
        <draw:g>
          <draw:custom-shape draw:style-name="gr25" draw:text-style-name="P1" draw:layer="layout" svg:width="4.318cm" svg:height="1.905cm" svg:x="1.635cm" svg:y="2.143cm">
            <text:p text:style-name="P1">X Client</text:p>
            <draw:enhanced-geometry svg:viewBox="0 0 21600 21600" draw:type="rectangle" draw:enhanced-path="M 0 0 L 21600 0 21600 21600 0 21600 0 0 Z N"/>
          </draw:custom-shape>
          <draw:custom-shape draw:style-name="gr26" draw:text-style-name="P2" draw:layer="layout" svg:width="1.83cm" svg:height="0.914cm" draw:transform="skewX (-0.0141371669411541) rotate (-0.0151843644923509) translate (6.155cm 3.12cm)">
            <text:p text:style-name="P1"><text:span text:style-name="T1">GLX</text:span></text:p>
            <text:p text:style-name="P1"><text:span text:style-name="T1">indire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2" draw:layer="layout" svg:width="6.35cm" svg:height="0.762cm" svg:x="1.635cm" svg:y="4.175cm">
            <text:p text:style-name="P1"><text:span text:style-name="T1">xlib or xcb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1" draw:layer="layout" svg:width="6.985cm" svg:height="3.556cm" svg:x="1.381cm" svg:y="1.762cm">
            <text:p/>
            <draw:enhanced-geometry svg:viewBox="0 0 21600 21600" draw:type="rectangle" draw:enhanced-path="M 0 0 L 21600 0 21600 21600 0 21600 0 0 Z N"/>
          </draw:custom-shape>
        </draw:g>
        <draw:line draw:style-name="gr18" draw:text-style-name="P1" draw:layer="layout" svg:x1="3.794cm" svg:y1="4.937cm" svg:x2="3.413cm" svg:y2="6.715cm">
          <text:p/>
        </draw:line>
        <draw:custom-shape draw:style-name="gr29" draw:text-style-name="P1" draw:layer="layout" svg:width="9.144cm" svg:height="3.556cm" svg:x="9.763cm" svg:y="1.76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4.318cm" svg:height="1.905cm" svg:x="10.017cm" svg:y="2.143cm">
          <text:p text:style-name="P1">X Client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905cm" svg:height="0.762cm" draw:transform="rotate (-1.5707963267949) translate (15.351cm 2.143cm)">
          <text:p text:style-name="P1"><text:span text:style-name="T1">g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3.048cm" svg:height="1.905cm" svg:x="15.605cm" svg:y="2.143cm">
          <text:p text:style-name="P1"><text:span text:style-name="T1">Card-specific</text:span></text:p>
          <text:p text:style-name="P1"><text:span text:style-name="T1">OpenGL</text:span></text:p>
          <text:p text:style-name="P1"><text:span text:style-name="T1">impl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3.937cm" svg:height="0.889cm" draw:transform="skewX (-0.00558505360638185) translate (14.714cm 4.175cm)">
          <text:p text:style-name="P1"><text:span text:style-name="T1">libdrm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4.318cm" svg:height="0.762cm" svg:x="10.017cm" svg:y="4.302cm">
          <text:p text:style-name="P1"><text:span text:style-name="T1">xlib or xcb</text:span>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9.144cm" svg:height="3.556cm" svg:x="9.763cm" svg:y="1.762cm">
          <text:p/>
          <draw:enhanced-geometry svg:viewBox="0 0 21600 21600" draw:type="rectangle" draw:enhanced-path="M 0 0 L 21600 0 21600 21600 0 21600 0 0 Z N"/>
        </draw:custom-shape>
        <draw:frame draw:style-name="gr33" draw:text-style-name="P1" draw:layer="layout" svg:width="3.048cm" svg:height="0.725cm" draw:transform="rotate (-1.5707963267949) translate (2.905cm 15.478cm)">
          <draw:text-box>
            <text:p text:style-name="P1"><text:span text:style-name="T1">kernel space</text:span></text:p>
          </draw:text-box>
        </draw:frame>
        <draw:line draw:style-name="gr24" draw:text-style-name="P3" draw:layer="layout" svg:x1="3.921cm" svg:y1="13.954cm" svg:x2="7.35cm" svg:y2="19.288cm">
          <text:p/>
        </draw:line>
        <draw:frame draw:style-name="gr34" draw:text-style-name="P5" draw:layer="layout" svg:width="1.535cm" svg:height="0.725cm" svg:x="11.276cm" svg:y="10.689cm">
          <draw:text-box>
            <text:p text:style-name="P4"><text:span text:style-name="T1">ioctl()</text:span></text:p>
          </draw:text-box>
        </draw:frame>
        <draw:polyline draw:style-name="gr19" draw:text-style-name="P3" draw:layer="layout" svg:width="2.92cm" svg:height="7.492cm" svg:x="13.446cm" svg:y="5.064cm" svg:viewBox="0 0 2921 7493" draw:points="2921,0 2413,1651 1524,2286 0,7493">
          <text:p/>
        </draw:polyline>
        <draw:line draw:style-name="gr24" draw:text-style-name="P3" draw:layer="layout" svg:x1="6.715cm" svg:y1="11.414cm" svg:x2="7.096cm" svg:y2="11.414cm">
          <text:p/>
        </draw:line>
        <draw:line draw:style-name="gr24" draw:text-style-name="P3" draw:layer="layout" svg:x1="5.064cm" svg:y1="8.874cm" svg:x2="5.064cm" svg:y2="9.382cm">
          <text:p/>
        </draw:line>
        <draw:line draw:style-name="gr24" draw:text-style-name="P1" draw:layer="layout" svg:x1="10.652cm" svg:y1="19.923cm" svg:x2="8.493cm" svg:y2="22.46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" style:font-pitch="fixed"/>
    <style:font-face style:name="Liberation Mono2" svg:font-family="'Liberation Mono'" style:font-adornments="Regular" style:font-pitch="fixed"/>
    <style:font-face style:name="Liberation Mono" svg:font-family="'Liberation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0.144cm" fo:margin-left="1cm" fo:margin-right="0.292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b </meta:initial-creator>
    <meta:creation-date>2015-07-21T20:31:09.540622965</meta:creation-date>
    <dc:date>2015-07-23T23:03:24.491286669</dc:date>
    <dc:creator>deb </dc:creator>
    <meta:editing-duration>PT3H1M58S</meta:editing-duration>
    <meta:editing-cycles>23</meta:editing-cycles>
    <meta:generator>LibreOffice/4.3.3.2$Linux_X86_64 LibreOffice_project/430m0$Build-2</meta:generator>
    <meta:printed-by>deb </meta:printed-by>
    <meta:print-date>2015-07-22T12:28:45.301829403</meta:print-date>
    <meta:document-statistic meta:object-count="67"/>
  </office:meta>
</office:document-meta>
</file>